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347c4"/>
    </style:style>
    <style:style style:name="P9" style:family="paragraph" style:parent-style-name="Preformatted_20_Text">
      <style:text-properties officeooo:rsid="001347c4" officeooo:paragraph-rsid="001347c4"/>
    </style:style>
    <style:style style:name="P10" style:family="paragraph" style:parent-style-name="Preformatted_20_Text">
      <style:text-properties officeooo:paragraph-rsid="001dfe96"/>
    </style:style>
    <style:style style:name="P11" style:family="paragraph" style:parent-style-name="Standard">
      <style:text-properties officeooo:rsid="00093091" officeooo:paragraph-rsid="00093091"/>
    </style:style>
    <style:style style:name="P12" style:family="paragraph" style:parent-style-name="Text_20_body">
      <style:text-properties officeooo:rsid="0007da33" officeooo:paragraph-rsid="0007da33"/>
    </style:style>
    <style:style style:name="P13" style:family="paragraph" style:parent-style-name="Text_20_body">
      <style:text-properties officeooo:paragraph-rsid="0007da33"/>
    </style:style>
    <style:style style:name="P14" style:family="paragraph" style:parent-style-name="Text_20_body">
      <style:text-properties officeooo:rsid="0163f40b" officeooo:paragraph-rsid="0007da33"/>
    </style:style>
    <style:style style:name="P15"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16" style:family="paragraph" style:parent-style-name="Text_20_body">
      <style:text-properties officeooo:rsid="00093091" officeooo:paragraph-rsid="00093091"/>
    </style:style>
    <style:style style:name="P17" style:family="paragraph" style:parent-style-name="Text_20_body">
      <style:text-properties officeooo:paragraph-rsid="00093091"/>
    </style:style>
    <style:style style:name="P18" style:family="paragraph" style:parent-style-name="Text_20_body">
      <style:text-properties officeooo:rsid="000b978b" officeooo:paragraph-rsid="000b978b"/>
    </style:style>
    <style:style style:name="P19" style:family="paragraph" style:parent-style-name="Text_20_body">
      <style:text-properties officeooo:paragraph-rsid="000b978b"/>
    </style:style>
    <style:style style:name="P20" style:family="paragraph" style:parent-style-name="Text_20_body">
      <style:text-properties officeooo:paragraph-rsid="000de054"/>
    </style:style>
    <style:style style:name="P21" style:family="paragraph" style:parent-style-name="Text_20_body">
      <style:text-properties officeooo:paragraph-rsid="000f5096"/>
    </style:style>
    <style:style style:name="P22" style:family="paragraph" style:parent-style-name="Text_20_body">
      <style:text-properties officeooo:paragraph-rsid="0011223f"/>
    </style:style>
    <style:style style:name="P23" style:family="paragraph" style:parent-style-name="Text_20_body">
      <style:text-properties officeooo:rsid="001347c4" officeooo:paragraph-rsid="001347c4"/>
    </style:style>
    <style:style style:name="P24" style:family="paragraph" style:parent-style-name="Text_20_body">
      <style:text-properties officeooo:paragraph-rsid="0018cb8d"/>
    </style:style>
    <style:style style:name="P25" style:family="paragraph" style:parent-style-name="Heading_20_1">
      <style:text-properties officeooo:rsid="0007da33" officeooo:paragraph-rsid="0007da33"/>
    </style:style>
    <style:style style:name="P26" style:family="paragraph" style:parent-style-name="Heading_20_2">
      <style:text-properties officeooo:paragraph-rsid="00093091"/>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officeooo:rsid="00093091"/>
    </style:style>
    <style:style style:name="T12"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3"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14"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15"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16"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17" style:family="text">
      <style:text-properties officeooo:rsid="000a0aac"/>
    </style:style>
    <style:style style:name="T18" style:family="text">
      <style:text-properties officeooo:rsid="000b978b"/>
    </style:style>
    <style:style style:name="T19" style:family="text">
      <style:text-properties officeooo:rsid="000de054"/>
    </style:style>
    <style:style style:name="T20" style:family="text">
      <style:text-properties officeooo:rsid="000f5096"/>
    </style:style>
    <style:style style:name="T21" style:family="text">
      <style:text-properties officeooo:rsid="00111069"/>
    </style:style>
    <style:style style:name="T22"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23" style:family="text">
      <style:text-properties officeooo:rsid="0011223f"/>
    </style:style>
    <style:style style:name="T24" style:family="text">
      <style:text-properties officeooo:rsid="0011b011"/>
    </style:style>
    <style:style style:name="T25" style:family="text">
      <style:text-properties officeooo:rsid="001347c4"/>
    </style:style>
    <style:style style:name="T26" style:family="text">
      <style:text-properties officeooo:rsid="00152f45"/>
    </style:style>
    <style:style style:name="T27" style:family="text">
      <style:text-properties officeooo:rsid="0017059f"/>
    </style:style>
    <style:style style:name="T28" style:family="text">
      <style:text-properties officeooo:rsid="0018cb8d"/>
    </style:style>
    <style:style style:name="T29" style:family="text">
      <style:text-properties officeooo:rsid="001dfe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12">This blurb has several examples for creating claim sources. Since these are apt to be wordy. it is better to have them organized in a specific place.</text:p>
      <text:h text:style-name="P25" text:outline-level="1">Examples.</text:h>
      <text:h text:style-name="Heading_20_2" text:outline-level="2">Adding to the system claims</text:h>
      <text:p text:style-name="Text_20_body"><text:span text:style-name="T11">If you have a configuration name</text:span><text:span text:style-name="T26">d</text:span><text:span text:style-name="T11"> </text:span><text:span text:style-name="T9">my_s</text:span><text:span text:style-name="T7">ourc</text:span><text:span text:style-name="T9">e. </text:span><text:span text:style-name="T11">then you can simply add it to the default claims for the system:</text:span></text:p>
      <text:p text:style-name="P11"/>
      <text:p text:style-name="Preformatted_20_Text"><text:s text:c="3"/>claim_sources. := claim_sources. ~ [create_source(cfg.)];</text:p>
      <text:p text:style-name="P11"/>
      <text:p text:style-name="Standard"><text:span text:style-name="T11">(Assuming you did not already invoke <text:s/></text:span><text:span text:style-name="T7">create_source.</text:span><text:span text:style-name="T11">) </text:span></text:p>
      <text:h text:style-name="Heading_20_2" text:outline-level="2"><text:span text:style-name="T22">Using a </text:span>script: <text:span text:style-name="T21">NCSA claims</text:span></text:h>
      <text:p text:style-name="P17"><text:span text:style-name="T21">If there are existing QDL scripts use them. Here is a common example for the NCSA. </text:span><text:span text:style-name="T11"><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26" text:outline-level="2">NCSA claims <text:span text:style-name="T11">directly</text:span></text:h>
      <text:p text:style-name="P16">This is a specific type of LDAP handler that only talks to the internal NCSA LDAP. </text:p>
      <text:p text:style-name="P3">cfg. := new_template('ncsa');</text:p>
      <text:p text:style-name="P3">// any overrides you may need.</text:p>
      <text:p text:style-name="P2">cfg. := create_source(cfg.);</text:p>
      <text:p text:style-name="P17"/>
      <text:p text:style-name="P17">You may then <text:span text:style-name="T11">invoke this directly or add it to the system </text:span><text:span text:style-name="T9">claim_sources. </text:span><text:span text:style-name="T11">to be run for you. This is far more work than using the default script, but it is good to know this is just a very specific LDAP configuration that can be tweaked.</text:span></text:p>
      <text:h text:style-name="Heading_20_2" text:outline-level="2"><text:soft-page-break/>Generic LDAP claims</text:h>
      <text:p text:style-name="P16">You may also create custom claims for an LDAP server. Here is a complete example for LIGO.</text:p>
      <text:p text:style-name="P16"/>
      <text:p text:style-name="Preformatted_20_Text">script_load('utils/init.qdl');</text:p>
      <text:p text:style-name="Preformatted_20_Text">// <text:span text:style-name="T11">return if the IDP is not right.</text:span></text:p>
      <text:p text:style-name="P4">if[claims.idp != idp.ligo][return();];</text:p>
      <text:p text:style-name="P10"><text:line-break/>// <text:span text:style-name="T17">The ldap.search_name below is 'uid', so it must be set as a claim</text:span><text:line-break/> <text:s text:c="11"/>claims.uid := <text:span text:style-name="T12">head</text:span>(claims.eppn, '@');<text:line-break/> <text:s text:c="17"/>cfg. := new_template('<text:span text:style-name="T14">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0"><text:span text:style-name="T29"><text:s text:c="11"/>cfg.rename. := {'isMemberOf':'is_member_of'};</text:span><text:line-break/><text:line-break/> <text:s text:c="7"/>claim_sources. := claim_sources. ~ [create_source(cfg.)];</text:p>
      <text:p text:style-name="Text_20_body"/>
      <text:p text:style-name="P22"><text:span text:style-name="T11">This will now be run with the standard claims for the server. The util</text:span><text:span text:style-name="T23">ity script at </text:span><text:span text:style-name="T11"><text:s/></text:span><text:span text:style-name="T9">utils/init.qdl</text:span><text:span text:style-name="T11"> loaded at the beginning has, among other things, a list of common IDPs. </text:span><text:span text:style-name="T17">If you have a login through the LIGO IDP, you can just create the </text:span><text:span text:style-name="T10">cfg.</text:span><text:span text:style-name="T17"> and then issue a <text:s/></text:span><text:span text:style-name="T9">get_claims </text:span><text:span text:style-name="T17">if you prefer. Again, adding it to the system claims means it always gets invoked in every phase, so you only have to set it in the id token handler. </text:span><text:span text:style-name="T29">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23">Just as an example, here is how to construct an LDAP query to NCSA. You can cut and paste this, but it does require either being onsite at the NCSA or a VPN connection thereto</text:p>
      <text:p text:style-name="Preformatted_20_Text">cfg2. := 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text:soft-page-break/></text:p>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get_claims(create_source(cfg2.), '<text:span text:style-name="T15">YOUR_USER_NAME</text:span>');</text:p>
      <text:p text:style-name="P9">claims.</text:p>
      <text:p text:style-name="Text_20_body"/>
      <text:p text:style-name="Text_20_body"><text:span text:style-name="T25">This gets the record for <text:s/></text:span><text:span text:style-name="T6">YOUR_USER_NAME </text:span><text:span text:style-name="T25">so do supply your own.</text:span></text:p>
      <text:h text:style-name="Heading_20_2" text:outline-level="2">HTTP Header claims</text:h>
      <text:p text:style-name="P18">A typical example would be gettin<text:span text:style-name="T27">g</text:span> claims in the HTTP Headers from SATOSA. These arrive prefixed with OIDC_ so a sub claim <text:s/>from the IDP would be </text:p>
      <text:p text:style-name="Preformatted_20_Text"><text:s text:c="6"/>h. := new_template('http');</text:p>
      <text:p text:style-name="Preformatted_20_Text">h.prefix := 'OIDC__'; // <text:span text:style-name="T18">required to filter only headers we want</text:span></text:p>
      <text:p text:style-name="P5">h<text:span text:style-name="T13">eaders.</text:span> := get_claims(create_source(h2.<text:span text:style-name="T18">)</text:span>, 'jgaynor');</text:p>
      <text:p text:style-name="Text_20_body"/>
      <text:p text:style-name="P18">A typical claim would be</text:p>
      <text:p text:style-name="P5"><text:s text:c="3"/>headers.OIDC__sub</text:p>
      <text:p text:style-name="Preformatted_20_Text">http://cilogon.org/serverT/users/1<text:span text:style-name="T13">2345</text:span></text:p>
      <text:p text:style-name="Text_20_body"/>
      <text:p text:style-name="P18">To rename all of these is easy in QDL with the <text:span text:style-name="T6">rename_keys</text:span> function:</text:p>
      <text:p text:style-name="Preformatted_20_Text"><text:span text:style-name="T18"><text:s text:c="3"/>headers. := </text:span>rename_keys(<text:span text:style-name="T13">headers</text:span>., keys(<text:span text:style-name="T18">headers</text:span>.)-'<text:span text:style-name="T18">OIDC</text:span>_'); </text:p>
      <text:p text:style-name="Preformatted_20_Text"><text:s text:c="3"/><text:span text:style-name="T18">headers.sub</text:span></text:p>
      <text:p text:style-name="P5">http://cilogon.org/serverT/users/1<text:span text:style-name="T13">2345</text:span></text:p>
      <text:p text:style-name="P19"><text:s/></text:p>
      <text:p text:style-name="P18">You can add them all to the claims.</text:p>
      <text:p text:style-name="Preformatted_20_Text">claims. := claims. ~ headers.</text:p>
      <text:p text:style-name="P18"/>
      <text:p text:style-name="P18">or just some subset of them:</text:p>
      <text:p text:style-name="P6">claims. := claims. ~ <text:span text:style-name="T27">[</text:span>headers.<text:span text:style-name="T24">given_name, headers.family_name, headers.eptid</text:span><text:span text:style-name="T27">]</text:span><text:span text:style-name="T24">;</text:span></text:p>
      <text:h text:style-name="Heading_20_2" text:outline-level="2">File Claims</text:h>
      <text:p text:style-name="P20"><text:span text:style-name="T19">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19">test-claims.json</text:span></text:a><text:span text:style-name="T19">. </text:span></text:p>
      <text:p text:style-name="Preformatted_20_Text">f. := new_template('file');</text:p>
      <text:p text:style-name="P7"><text:bookmark-start text:name="__DdeLink__10009_1246888521"/>f.file_path := '/home/ncsa/dev/ncsa-git/oa4mp/oa4mp-server-test-oauth2/src/main/resources/test-claims.json';</text:p>
      <text:p text:style-name="Preformatted_20_Text">file_claims. := get_claims(<text:span text:style-name="T20">create_source(</text:span>f.<text:span text:style-name="T20">)</text:span> , 'jeff');<text:bookmark-end text:name="__DdeLink__10009_1246888521"/></text:p>
      <text:p text:style-name="P20"><text:soft-page-break/></text:p>
      <text:p text:style-name="P21"><text:span text:style-name="T20">Note that in the sample file, there is also a configured default user, </text:span><text:span text:style-name="T25">so if you wanted to enable that <text:s/>you would have </text:span><text:span text:style-name="T20"><text:s/></text:span></text:p>
      <text:p text:style-name="P8"><text:s text:c="16"/>f. := new_template('file');</text:p>
      <text:p text:style-name="P8"><text:s text:c="7"/><text:bookmark-start text:name="__DdeLink__10009_12468885211"/>f.file_path := '/<text:span text:style-name="T16">path/to</text:span>/test-claims.json';</text:p>
      <text:p text:style-name="P8"><text:bookmark-start text:name="__DdeLink__837064_1202563170"/><text:s text:c="5"/>f.use_default := true;</text:p>
      <text:p text:style-name="P8"><text:s text:c="3"/>f.default_claim := 'default_claim'<text:bookmark-end text:name="__DdeLink__837064_1202563170"/></text:p>
      <text:p text:style-name="P8"><text:s text:c="6"/>file_claims. := get_claims(<text:span text:style-name="T20">create_source(</text:span>f.<text:span text:style-name="T20">)</text:span> , '<text:span text:style-name="T15">arglebargle</text:span>');<text:bookmark-end text:name="__DdeLink__10009_12468885211"/></text:p>
      <text:p text:style-name="P21"/>
      <text:p text:style-name="P23">And you would get whatever is the default record for the user. </text:p>
      <text:h text:style-name="Heading_20_2" text:outline-level="2">Creating claims from Java code.</text:h>
      <text:p text:style-name="P14"><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15"/>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13"/>
      <text:p text:style-name="P13"><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1">A name must be supplied to the </text:span><text:span text:style-name="T9">get_claims</text:span><text:span text:style-name="T11">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 text:c="2"/><text:span text:style-name="T28">username:jeff</text:span></text:p>
      <text:p text:style-name="Preformatted_20_Text">}</text:p>
      <text:p text:style-name="Text_20_body"/>
      <text:p text:style-name="P24"><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28">The username (argument to </text:span><text:span text:style-name="T9">get_claims</text:span>) <text:span text:style-name="T28">is simply add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1-10-21T16:56:13.815709165</dc:date>
    <meta:editing-duration>P48DT4H24M59S</meta:editing-duration>
    <meta:editing-cycles>15</meta:editing-cycles>
    <meta:generator>LibreOffice/6.4.7.2$Linux_X86_64 LibreOffice_project/40$Build-2</meta:generator>
    <meta:document-statistic meta:table-count="0" meta:image-count="0" meta:object-count="0" meta:page-count="4" meta:paragraph-count="98" meta:word-count="989" meta:character-count="7074" meta:non-whitespace-character-count="5909"/>
  </office:meta>
</office:document-meta>
</file>